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1" svg:font-family="'Liberation sans1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123.59pt"/>
    </style:style>
    <style:style style:name="co4" style:family="table-column">
      <style:table-column-properties fo:break-before="auto" style:column-width="126.4pt"/>
    </style:style>
    <style:style style:name="co5" style:family="table-column">
      <style:table-column-properties fo:break-before="auto" style:column-width="120.16pt"/>
    </style:style>
    <style:style style:name="co6" style:family="table-column">
      <style:table-column-properties fo:break-before="auto" style:column-width="115.99pt"/>
    </style:style>
    <style:style style:name="co7" style:family="table-column">
      <style:table-column-properties fo:break-before="auto" style:column-width="129.91pt"/>
    </style:style>
    <style:style style:name="co8" style:family="table-column">
      <style:table-column-properties fo:break-before="auto" style:column-width="128.49pt"/>
    </style:style>
    <style:style style:name="co9" style:family="table-column">
      <style:table-column-properties fo:break-before="auto" style:column-width="109.05pt"/>
    </style:style>
    <style:style style:name="co10" style:family="table-column">
      <style:table-column-properties fo:break-before="auto" style:column-width="95.84pt"/>
    </style:style>
    <style:style style:name="co11" style:family="table-column">
      <style:table-column-properties fo:break-before="auto" style:column-width="98.59pt"/>
    </style:style>
    <style:style style:name="co12" style:family="table-column">
      <style:table-column-properties fo:break-before="auto" style:column-width="97.94pt"/>
    </style:style>
    <style:style style:name="co13" style:family="table-column">
      <style:table-column-properties fo:break-before="auto" style:column-width="96.55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rf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7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8" style:family="table-cell" style:parent-style-name="Default" style:data-style-name="N3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fo:background-color="#cfe7f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0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2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3" style:family="table-cell" style:parent-style-name="Default" style:data-style-name="N127">
      <style:table-cell-properties fo:background-color="#cfe7f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3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3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ackground-color="#cfe7f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12" table:default-cell-style-name="Default"/>
        <table:table-column table:style-name="co15" table:number-columns-repeated="998" table:default-cell-style-name="Default"/>
        <table:table-row table:style-name="ro1">
          <table:table-cell table:style-name="ce1"/>
          <table:table-cell table:style-name="ce1" office:value-type="string" calcext:value-type="string">
            <text:p>CPU C=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 table:number-columns-spanned="5" table:number-rows-spanned="1">
            <text:p>optimizations</text:p>
          </table:table-cell>
          <table:covered-table-cell table:number-columns-repeated="3" table:style-name="ce27"/>
          <table:covered-table-cell table:style-name="ce31"/>
          <table:table-cell table:style-name="ce34" office:value-type="string" calcext:value-type="string" table:number-columns-spanned="6" table:number-rows-spanned="1">
            <text:p>concurrency level</text:p>
          </table:table-cell>
          <table:covered-table-cell table:number-columns-repeated="5" table:style-name="ce37"/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Level:</text:p>
          </table:table-cell>
          <table:table-cell table:style-name="ce12" office:value-type="string" calcext:value-type="string">
            <text:p>Serial</text:p>
          </table:table-cell>
          <table:table-cell table:style-name="ce12" office:value-type="string" calcext:value-type="string">
            <text:p>Pthreads</text:p>
          </table:table-cell>
          <table:table-cell table:style-name="ce28" office:value-type="string" calcext:value-type="string">
            <text:p>optimization</text:p>
          </table:table-cell>
          <table:table-cell table:style-name="ce28" office:value-type="string" calcext:value-type="string">
            <text:p>omp</text:p>
          </table:table-cell>
          <table:table-cell table:style-name="ce28" office:value-type="string" calcext:value-type="string">
            <text:p>mpi</text:p>
          </table:table-cell>
          <table:table-cell table:style-name="ce28"/>
          <table:table-cell table:style-name="ce12" table:formula="of:=1" office:value-type="float" office:value="1" calcext:value-type="float">
            <text:p>1</text:p>
          </table:table-cell>
          <table:table-cell table:style-name="ce12" office:value-type="string" calcext:value-type="string">
            <text:p>.5C</text:p>
          </table:table-cell>
          <table:table-cell table:style-name="ce12" office:value-type="string" calcext:value-type="string">
            <text:p>1C</text:p>
          </table:table-cell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4C</text:p>
          </table:table-cell>
          <table:table-cell table:style-name="ce28" office:value-type="string" calcext:value-type="string">
            <text:p>1TPU</text:p>
          </table:table-cell>
          <table:table-cell table:style-name="ce28" office:value-type="string" calcext:value-type="string">
            <text:p>DIS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est File</text:p>
          </table:table-cell>
          <table:table-cell table:style-name="ce2" office:value-type="string" calcext:value-type="string">
            <text:p>Thread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formula="of:=[.$C$1]" office:value-type="float" office:value="8" calcext:value-type="float">
            <text:p>8</text:p>
          </table:table-cell>
          <table:table-cell table:style-name="ce12" table:formula="of:=[.$C$1]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formula="of:=0.5*[.$C$1]" office:value-type="float" office:value="4" calcext:value-type="float">
            <text:p>4</text:p>
          </table:table-cell>
          <table:table-cell table:style-name="ce12" table:formula="of:=1*[.$C$1]" office:value-type="float" office:value="8" calcext:value-type="float">
            <text:p>8</text:p>
          </table:table-cell>
          <table:table-cell table:style-name="ce12" table:formula="of:=2*[.$C$1]" office:value-type="float" office:value="16" calcext:value-type="float">
            <text:p>16</text:p>
          </table:table-cell>
          <table:table-cell table:style-name="ce12" table:formula="of:=4*[.$C$1]" office:value-type="float" office:value="32" calcext:value-type="float">
            <text:p>32</text:p>
          </table:table-cell>
          <table:table-cell table:style-name="ce39" table:formula="of:=[.A6]" office:value-type="float" office:value="382" calcext:value-type="float">
            <text:p>382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put029</text:p>
          </table:table-cell>
          <table:table-cell table:style-name="ce7" office:value-type="string" calcext:value-type="string">
            <text:p>Duration</text:p>
          </table:table-cell>
          <table:table-cell table:style-name="ce13" office:value-type="float" office:value="5.506359106" calcext:value-type="float">
            <text:p>5.5063591060</text:p>
          </table:table-cell>
          <table:table-cell table:style-name="ce13" office:value-type="float" office:value="2.006206535" calcext:value-type="float">
            <text:p>2.0062065350</text:p>
          </table:table-cell>
          <table:table-cell table:style-name="ce13" office:value-type="float" office:value="1.588442046" calcext:value-type="float">
            <text:p>1.5884420460</text:p>
          </table:table-cell>
          <table:table-cell table:style-name="ce13" office:value-type="float" office:value="1.541268387" calcext:value-type="float">
            <text:p>1.5412683870</text:p>
          </table:table-cell>
          <table:table-cell table:style-name="ce13" office:value-type="float" office:value="1.630415583" calcext:value-type="float">
            <text:p>1.6304155830</text:p>
          </table:table-cell>
          <table:table-cell table:style-name="ce32"/>
          <table:table-cell table:style-name="ce35" office:value-type="float" office:value="2.031" calcext:value-type="float">
            <text:p>2.0310</text:p>
          </table:table-cell>
          <table:table-cell table:style-name="ce13" office:value-type="float" office:value="1.775" calcext:value-type="float">
            <text:p>1.7750000000</text:p>
          </table:table-cell>
          <table:table-cell table:style-name="ce13" office:value-type="float" office:value="1.678" calcext:value-type="float">
            <text:p>1.6780000000</text:p>
          </table:table-cell>
          <table:table-cell table:style-name="ce13" office:value-type="float" office:value="1.562" calcext:value-type="float">
            <text:p>1.5620000000</text:p>
          </table:table-cell>
          <table:table-cell table:style-name="ce13" office:value-type="float" office:value="1.643" calcext:value-type="float">
            <text:p>1.6430000000</text:p>
          </table:table-cell>
          <table:table-cell table:style-name="ce13" office:value-type="float" office:value="1.491" calcext:value-type="float">
            <text:p>1.4910000000</text:p>
          </table:table-cell>
          <table:table-cell table:style-name="ce13" office:value-type="float" office:value="0.367" calcext:value-type="float">
            <text:p>0.36700000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put Size:</text:p>
          </table:table-cell>
          <table:table-cell table:style-name="ce8" office:value-type="string" calcext:value-type="string">
            <text:p>Speedup</text:p>
          </table:table-cell>
          <table:table-cell table:style-name="ce14" table:formula="of:=[.C4]/[.C4]" office:value-type="float" office:value="1" calcext:value-type="float">
            <text:p>1.00</text:p>
          </table:table-cell>
          <table:table-cell table:style-name="ce23" table:formula="of:=[.C4]/[.D4]" office:value-type="float" office:value="2.744662132" calcext:value-type="float">
            <text:p>2.7446621320000</text:p>
          </table:table-cell>
          <table:table-cell table:style-name="ce23" table:formula="of:=[.C4]/[.E4]" office:value-type="float" office:value="3.466515584" calcext:value-type="float">
            <text:p>3.4665155840000</text:p>
          </table:table-cell>
          <table:table-cell table:style-name="ce23" table:formula="of:=[.C4]/[.F4]" office:value-type="float" office:value="3.572615355" calcext:value-type="float">
            <text:p>3.5726153550000</text:p>
          </table:table-cell>
          <table:table-cell table:style-name="ce23" table:formula="of:=[.C4]/[.G4]" office:value-type="float" office:value="3.377273355" calcext:value-type="float">
            <text:p>3.3772733550000</text:p>
          </table:table-cell>
          <table:table-cell table:style-name="ce14"/>
          <table:table-cell table:style-name="ce14" table:formula="of:=[.I4]/[.I4]" office:value-type="float" office:value="1" calcext:value-type="float">
            <text:p>1.00</text:p>
          </table:table-cell>
          <table:table-cell table:style-name="ce38" table:formula="of:=[.I4]/[.J4]" office:value-type="float" office:value="1.144225352" calcext:value-type="float">
            <text:p>1.1442253520</text:p>
          </table:table-cell>
          <table:table-cell table:style-name="ce38" table:formula="of:=[.I4]/[.K4]" office:value-type="float" office:value="1.210369487" calcext:value-type="float">
            <text:p>1.2103694870</text:p>
          </table:table-cell>
          <table:table-cell table:style-name="ce38" table:formula="of:=[.I4]/[.L4]" office:value-type="float" office:value="1.300256082" calcext:value-type="float">
            <text:p>1.3002560820</text:p>
          </table:table-cell>
          <table:table-cell table:style-name="ce38" table:formula="of:=[.I4]/[.M4]" office:value-type="float" office:value="1.236153378" calcext:value-type="float">
            <text:p>1.2361533780</text:p>
          </table:table-cell>
          <table:table-cell table:style-name="ce38" table:formula="of:=[.I4]/[.N4]" office:value-type="float" office:value="1.36217303822938" calcext:value-type="float">
            <text:p>1.3621730382</text:p>
          </table:table-cell>
          <table:table-cell table:style-name="ce38" table:formula="of:=[.J4]/[.O4]" office:value-type="float" office:value="4.83651226158038" calcext:value-type="float">
            <text:p>4.8365122616</text:p>
          </table:table-cell>
          <table:table-cell table:number-columns-repeated="1009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Efficiency</text:p>
          </table:table-cell>
          <table:table-cell table:style-name="ce14" table:formula="of:=[.C5]/[.C3]" office:value-type="float" office:value="1" calcext:value-type="float">
            <text:p>1.00</text:p>
          </table:table-cell>
          <table:table-cell table:style-name="ce14" table:formula="of:=[.D5]/[.D3]" office:value-type="float" office:value="0.3430827665" calcext:value-type="float">
            <text:p>0.34</text:p>
          </table:table-cell>
          <table:table-cell table:style-name="ce14" table:formula="of:=[.E5]/[.E3]" office:value-type="float" office:value="0.433314448" calcext:value-type="float">
            <text:p>0.43</text:p>
          </table:table-cell>
          <table:table-cell table:style-name="ce14" table:formula="of:=[.F5]/[.F3]" office:value-type="float" office:value="0.446576919375" calcext:value-type="float">
            <text:p>0.45</text:p>
          </table:table-cell>
          <table:table-cell table:style-name="ce14" table:formula="of:=[.G5]/[.G3]" office:value-type="float" office:value="0.422159169375" calcext:value-type="float">
            <text:p>0.42</text:p>
          </table:table-cell>
          <table:table-cell table:style-name="ce14"/>
          <table:table-cell table:style-name="ce14" table:formula="of:=[.I5]/[.I3]" office:value-type="float" office:value="1" calcext:value-type="float">
            <text:p>1.00</text:p>
          </table:table-cell>
          <table:table-cell table:style-name="ce38" table:formula="of:=[.J5]/[.J3]" office:value-type="float" office:value="0.286056338" calcext:value-type="float">
            <text:p>0.2860563380</text:p>
          </table:table-cell>
          <table:table-cell table:style-name="ce38" table:formula="of:=[.K5]/[.K3]" office:value-type="float" office:value="0.151296185875" calcext:value-type="float">
            <text:p>0.1512961859</text:p>
          </table:table-cell>
          <table:table-cell table:style-name="ce38" table:formula="of:=[.L5]/[.L3]" office:value-type="float" office:value="0.081266005125" calcext:value-type="float">
            <text:p>0.0812660051</text:p>
          </table:table-cell>
          <table:table-cell table:style-name="ce38" table:formula="of:=[.M5]/[.M3]" office:value-type="float" office:value="0.0386297930625" calcext:value-type="float">
            <text:p>0.0386297931</text:p>
          </table:table-cell>
          <table:table-cell table:style-name="ce38" table:formula="of:=[.N5]/[.N3]" office:value-type="float" office:value="0.00356589800583606" calcext:value-type="float">
            <text:p>0.0035658980</text:p>
          </table:table-cell>
          <table:table-cell table:style-name="ce38" table:formula="of:=[.O5]/[.O3]" office:value-type="float" office:value="0.201521344232516" calcext:value-type="float">
            <text:p>0.2015213442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" office:value-type="string" calcext:value-type="string">
            <text:p>Create a graph for comparing optimizations using two vertical axes here</text:p>
          </table:table-cell>
          <table:table-cell table:number-columns-repeated="3"/>
          <table:table-cell table:style-name="ce15" office:value-type="string" calcext:value-type="string">
            <text:p>Create a graph for comparing concurrency levels using two vertical axes her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4" office:value-type="string" calcext:value-type="string">
            <text:p>Speedup</text:p>
          </table:table-cell>
          <table:table-cell table:style-name="ce24" office:value-type="string" calcext:value-type="string">
            <text:p>Duration</text:p>
          </table:table-cell>
          <table:table-cell/>
          <table:table-cell table:style-name="ce24" office:value-type="string" calcext:value-type="string">
            <text:p>Threads</text:p>
          </table:table-cell>
          <table:table-cell table:style-name="ce24" office:value-type="string" calcext:value-type="string">
            <text:p>Speedup</text:p>
          </table:table-cell>
          <table:table-cell table:style-name="ce36" office:value-type="string" calcext:value-type="string">
            <text:p>Efficienc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serial</text:p>
          </table:table-cell>
          <table:table-cell table:style-name="ce25" office:value-type="float" office:value="1" calcext:value-type="float">
            <text:p>1.0000</text:p>
          </table:table-cell>
          <table:table-cell table:style-name="ce29" table:formula="of:=[.C4]" office:value-type="float" office:value="5.506359106" calcext:value-type="float">
            <text:p>5.506</text:p>
          </table:table-cell>
          <table:table-cell/>
          <table:table-cell table:style-name="ce30" office:value-type="string" calcext:value-type="string">
            <text:p>1T</text:p>
          </table:table-cell>
          <table:table-cell table:style-name="ce15" table:formula="of:=[.I4]/[.I4]" office:value-type="float" office:value="1" calcext:value-type="float">
            <text:p>1</text:p>
          </table:table-cell>
          <table:table-cell table:style-name="ce15" table:formula="of:=[.I5]/[.I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pthreads</text:p>
          </table:table-cell>
          <table:table-cell table:style-name="ce25" table:formula="of:=[.C4]/[.D4]" office:value-type="float" office:value="2.744662132" calcext:value-type="float">
            <text:p>2.7447</text:p>
          </table:table-cell>
          <table:table-cell table:style-name="ce29" table:formula="of:=[.D4]" office:value-type="float" office:value="2.006206535" calcext:value-type="float">
            <text:p>2.006</text:p>
          </table:table-cell>
          <table:table-cell/>
          <table:table-cell table:style-name="ce30" office:value-type="string" calcext:value-type="string">
            <text:p>0.5C (4)</text:p>
          </table:table-cell>
          <table:table-cell table:style-name="ce25" table:formula="of:=[.I4]/[.J4]" office:value-type="float" office:value="1.144225352" calcext:value-type="float">
            <text:p>1.1442</text:p>
          </table:table-cell>
          <table:table-cell table:style-name="ce25" table:formula="of:=[.J5]/[.J3]" office:value-type="float" office:value="0.286056338" calcext:value-type="float">
            <text:p>0.286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7" office:value-type="string" calcext:value-type="string">
            <text:p>optimization</text:p>
          </table:table-cell>
          <table:table-cell table:style-name="ce25" table:formula="of:=[.C4]/[.E4]" office:value-type="float" office:value="3.466515584" calcext:value-type="float">
            <text:p>3.4665</text:p>
          </table:table-cell>
          <table:table-cell table:style-name="ce29" table:formula="of:=[.E4]" office:value-type="float" office:value="1.588442046" calcext:value-type="float">
            <text:p>1.588</text:p>
          </table:table-cell>
          <table:table-cell/>
          <table:table-cell table:style-name="ce30" office:value-type="string" calcext:value-type="string">
            <text:p>1C (8)</text:p>
          </table:table-cell>
          <table:table-cell table:style-name="ce25" table:formula="of:=[.I4]/[.K4]" office:value-type="float" office:value="1.210369487" calcext:value-type="float">
            <text:p>1.2104</text:p>
          </table:table-cell>
          <table:table-cell table:style-name="ce25" table:formula="of:=[.K5]/[.K3]" office:value-type="float" office:value="0.1512961859" calcext:value-type="float">
            <text:p>0.151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7" office:value-type="string" calcext:value-type="string">
            <text:p>omp</text:p>
          </table:table-cell>
          <table:table-cell table:style-name="ce25" table:formula="of:=[.C4]/[.F4]" office:value-type="float" office:value="3.572615355" calcext:value-type="float">
            <text:p>3.5726</text:p>
          </table:table-cell>
          <table:table-cell table:style-name="ce29" table:formula="of:=[.F4]" office:value-type="float" office:value="1.541268387" calcext:value-type="float">
            <text:p>1.541</text:p>
          </table:table-cell>
          <table:table-cell/>
          <table:table-cell table:style-name="ce30" office:value-type="string" calcext:value-type="string">
            <text:p>2C (16)</text:p>
          </table:table-cell>
          <table:table-cell table:style-name="ce25" table:formula="of:=[.I4]/[.L4]" office:value-type="float" office:value="1.300256082" calcext:value-type="float">
            <text:p>1.3003</text:p>
          </table:table-cell>
          <table:table-cell table:style-name="ce25" table:formula="of:=[.L5]/[.L3]" office:value-type="float" office:value="0.08126600512" calcext:value-type="float">
            <text:p>0.081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7" office:value-type="string" calcext:value-type="string">
            <text:p>mpi</text:p>
          </table:table-cell>
          <table:table-cell table:style-name="ce25" table:formula="of:=[.C4]/[.G4]" office:value-type="float" office:value="3.377273355" calcext:value-type="float">
            <text:p>3.3773</text:p>
          </table:table-cell>
          <table:table-cell table:style-name="ce29" table:formula="of:=[.G4]" office:value-type="float" office:value="1.630415583" calcext:value-type="float">
            <text:p>1.630</text:p>
          </table:table-cell>
          <table:table-cell/>
          <table:table-cell table:style-name="ce30" office:value-type="string" calcext:value-type="string">
            <text:p>4C (32)</text:p>
          </table:table-cell>
          <table:table-cell table:style-name="ce25" table:formula="of:=[.I4]/[.M4]" office:value-type="float" office:value="1.236153378" calcext:value-type="float">
            <text:p>1.2362</text:p>
          </table:table-cell>
          <table:table-cell table:style-name="ce25" table:formula="of:=[.M5]/[.M3]" office:value-type="float" office:value="0.03862979306" calcext:value-type="float">
            <text:p>0.038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0" office:value-type="string" calcext:value-type="string">
            <text:p>1TPU (382)</text:p>
          </table:table-cell>
          <table:table-cell table:style-name="ce25" table:formula="of:=[.I4]/[.N4]" office:value-type="float" office:value="1.362173038" calcext:value-type="float">
            <text:p>1.3622</text:p>
          </table:table-cell>
          <table:table-cell table:style-name="ce25" table:formula="of:=[.N5]/[.N3]" office:value-type="float" office:value="0.003565898006" calcext:value-type="float">
            <text:p>0.0036</text:p>
          </table:table-cell>
          <table:table-cell table:number-columns-repeated="1015"/>
        </table:table-row>
        <table:table-row table:style-name="ro1">
          <table:table-cell>
            <draw:frame table:end-cell-address="perf.F39" table:end-x="43.46pt" table:end-y="2.24pt" draw:z-index="0" draw:name="Chart 1" draw:style-name="gr1" draw:text-style-name="P1" svg:width="570.73pt" svg:height="348.72pt" svg:x="35.26pt" svg:y="0pt">
              <draw:object draw:notify-on-update-of-ranges="perf.C11:perf.C15 perf.D10:perf.D10 perf.D11:perf.D15 perf.E10:perf.E10 perf.E11:perf.E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30" office:value-type="string" calcext:value-type="string">
            <text:p>DIST (24)</text:p>
          </table:table-cell>
          <table:table-cell table:style-name="ce25" table:formula="of:=[.I4]/[.O4]" office:value-type="float" office:value="5.534059946" calcext:value-type="float">
            <text:p>5.5341</text:p>
          </table:table-cell>
          <table:table-cell table:style-name="ce25" table:formula="of:=[.N5]/[.O3]" office:value-type="float" office:value="0.05675720993" calcext:value-type="float">
            <text:p>0.0568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perf.L43" table:end-x="48.59pt" table:end-y="14.97pt" draw:z-index="1" draw:name="Chart 2" draw:style-name="gr1" draw:text-style-name="P1" svg:width="601.48pt" svg:height="372.73pt" svg:x="9.01pt" svg:y="4.51pt">
              <draw:object draw:notify-on-update-of-ranges="perf.G11:perf.G17 perf.H9:perf.H10 perf.H11:perf.H17 perf.I9:perf.I10 perf.I11:perf.I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18"/>
          <table:table-cell table:style-name="ce26" table:number-columns-spanned="6" table:number-rows-spanned="1"/>
          <table:covered-table-cell table:number-columns-repeated="5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 table:number-columns-repeated="7"/>
          <table:table-cell table:number-columns-repeated="1015"/>
        </table:table-row>
        <table:table-row table:style-name="ro1">
          <table:table-cell table:style-name="ce6"/>
          <table:table-cell table:style-name="ce9"/>
          <table:table-cell table:style-name="ce20" table:number-columns-repeated="5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0"/>
          <table:table-cell table:style-name="ce21"/>
          <table:table-cell table:style-name="ce20" table:number-columns-repeated="4"/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6"/>
          <table:table-cell table:style-name="ce10"/>
          <table:table-cell table:style-name="ce21" table:number-columns-repeated="7"/>
          <table:table-cell table:number-columns-repeated="1015"/>
        </table:table-row>
        <table:table-row table:style-name="ro1" table:number-rows-repeated="95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1" svg:font-family="'Liberation sans1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5" loext:min-decimal-places="1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8.34pt"/>
      </style:header-style>
      <style:footer-style>
        <style:header-footer-properties fo:min-height="28.35pt" fo:margin-left="0pt" fo:margin-right="0pt" fo:margin-top="18.34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f" style:display-name="PageStyle_per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0.135cm" svg:height="12.303cm" xlink:href=".." xlink:type="simple" chart:class="chart:line" chart:style-name="ch1">
        <chart:legend chart:legend-position="end" svg:x="17.442cm" svg:y="5.603cm" style:legend-expansion="high" chart:style-name="ch2"/>
        <chart:plot-area chart:style-name="ch3" table:cell-range-address="perf.C10:perf.E15" chart:data-source-has-labels="both" svg:x="1.462cm" svg:y="0.246cm" svg:width="14.566cm" svg:height="10.781cm">
          <chartooo:coordinate-region svg:x="2.039cm" svg:y="0.445cm" svg:width="13.702cm" svg:height="10.085cm"/>
          <chart:axis chart:dimension="x" chart:name="primary-x" chart:style-name="ch4" chartooo:axis-type="text">
            <chart:title svg:x="7.953cm" svg:y="11.274cm" chart:style-name="ch5">
              <text:p>Versions</text:p>
            </chart:title>
            <chart:categories table:cell-range-address="perf.C11:perf.C15"/>
          </chart:axis>
          <chart:axis chart:dimension="x" chart:name="secondary-x" chart:style-name="ch6"/>
          <chart:axis chart:dimension="y" chart:name="primary-y" chart:style-name="ch7">
            <chart:title svg:x="0.451cm" svg:y="6.375cm" chart:style-name="ch8">
              <text:p>Speedup</text:p>
            </chart:title>
            <chart:grid chart:style-name="ch9" chart:class="major"/>
          </chart:axis>
          <chart:axis chart:dimension="y" chart:name="secondary-y" chart:style-name="ch10">
            <chart:title svg:x="16.431cm" svg:y="6.587cm" chart:style-name="ch8">
              <text:p>Duration (s)</text:p>
            </chart:title>
          </chart:axis>
          <chart:series chart:attached-axis="primary-y" chart:style-name="ch11" chart:values-cell-range-address="perf.D11:perf.D15" chart:label-cell-address="perf.D10:perf.D10" chart:class="chart:line">
            <chart:data-point chart:repeated="5"/>
          </chart:series>
          <chart:series chart:attached-axis="secondary-y" chart:style-name="ch12" chart:values-cell-range-address="perf.E11:perf.E15" chart:label-cell-address="perf.E10:perf.E1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erf.D10:perf.D10</svg:desc>
                </draw:g>
              </table:table-cell>
              <table:table-cell office:value-type="string">
                <text:p>Duration</text:p>
                <draw:g>
                  <svg:desc>perf.E10:perf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perf.C11:perf.C15</svg:desc>
                </draw:g>
              </table:table-cell>
              <table:table-cell office:value-type="float" office:value="1">
                <text:p>1</text:p>
                <draw:g>
                  <svg:desc>perf.D11:perf.D15</svg:desc>
                </draw:g>
              </table:table-cell>
              <table:table-cell office:value-type="float" office:value="5.506359106">
                <text:p>5.506359106</text:p>
                <draw:g>
                  <svg:desc>perf.E11:perf.E15</svg:desc>
                </draw:g>
              </table:table-cell>
            </table:table-row>
            <table:table-row>
              <table:table-cell office:value-type="string">
                <text:p>pthreads</text:p>
              </table:table-cell>
              <table:table-cell office:value-type="float" office:value="2.744662132">
                <text:p>2.744662132</text:p>
              </table:table-cell>
              <table:table-cell office:value-type="float" office:value="2.006206535">
                <text:p>2.006206535</text:p>
              </table:table-cell>
            </table:table-row>
            <table:table-row>
              <table:table-cell office:value-type="string">
                <text:p>optimization</text:p>
              </table:table-cell>
              <table:table-cell office:value-type="float" office:value="3.466515584">
                <text:p>3.466515584</text:p>
              </table:table-cell>
              <table:table-cell office:value-type="float" office:value="1.588442046">
                <text:p>1.588442046</text:p>
              </table:table-cell>
            </table:table-row>
            <table:table-row>
              <table:table-cell office:value-type="string">
                <text:p>omp</text:p>
              </table:table-cell>
              <table:table-cell office:value-type="float" office:value="3.572615355">
                <text:p>3.572615355</text:p>
              </table:table-cell>
              <table:table-cell office:value-type="float" office:value="1.541268387">
                <text:p>1.541268387</text:p>
              </table:table-cell>
            </table:table-row>
            <table:table-row>
              <table:table-cell office:value-type="string">
                <text:p>mpi</text:p>
              </table:table-cell>
              <table:table-cell office:value-type="float" office:value="3.377273355">
                <text:p>3.377273355</text:p>
              </table:table-cell>
              <table:table-cell office:value-type="float" office:value="1.630415583">
                <text:p>1.630415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06cm" chart:symbol-height="0.106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1.22cm" svg:height="13.15cm" xlink:href=".." xlink:type="simple" chart:class="chart:line" chart:style-name="ch1">
        <chart:legend chart:legend-position="end" svg:x="18.235cm" svg:y="6.027cm" style:legend-expansion="high" chart:style-name="ch2"/>
        <chart:plot-area chart:style-name="ch3" table:cell-range-address="perf.G9:perf.I17" chart:data-source-has-labels="both" svg:x="1.484cm" svg:y="0.263cm" svg:width="15.293cm" svg:height="11.594cm">
          <chartooo:coordinate-region svg:x="1.77cm" svg:y="0.463cm" svg:width="14.264cm" svg:height="10.897cm"/>
          <chart:axis chart:dimension="x" chart:name="primary-x" chart:style-name="ch4" chartooo:axis-type="text">
            <chart:title svg:x="6.513cm" svg:y="12.121cm" chart:style-name="ch5">
              <text:p>Ratio Thread Core (Thread count)</text:p>
            </chart:title>
            <chart:categories table:cell-range-address="perf.G11:perf.G17"/>
          </chart:axis>
          <chart:axis chart:dimension="x" chart:name="secondary-x" chart:style-name="ch6"/>
          <chart:axis chart:dimension="y" chart:name="primary-y" chart:style-name="ch7">
            <chart:title svg:x="0.451cm" svg:y="6.799cm" chart:style-name="ch8">
              <text:p>Speedup</text:p>
            </chart:title>
            <chart:grid chart:style-name="ch9" chart:class="major"/>
          </chart:axis>
          <chart:axis chart:dimension="y" chart:name="secondary-y" chart:style-name="ch10">
            <chart:title svg:x="17.202cm" svg:y="6.892cm" chart:style-name="ch8">
              <text:p>Efficiency</text:p>
            </chart:title>
          </chart:axis>
          <chart:series chart:attached-axis="primary-y" chart:style-name="ch11" chart:values-cell-range-address="perf.H11:perf.H17" chart:label-cell-address="perf.H9:perf.H10" chart:class="chart:line">
            <chart:data-point chart:repeated="7"/>
          </chart:series>
          <chart:series chart:attached-axis="secondary-y" chart:style-name="ch12" chart:values-cell-range-address="perf.I11:perf.I17" chart:label-cell-address="perf.I9:perf.I10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text:list>
                  <text:list-item>
                    <text:p/>
                  </text:list-item>
                  <text:list-item>
                    <text:p>Speedup</text:p>
                  </text:list-item>
                </text:list>
                <draw:g>
                  <svg:desc>perf.H9:perf.H10</svg:desc>
                </draw:g>
              </table:table-cell>
              <table:table-cell office:value-type="string">
                <text:p>Efficiency</text:p>
                <text:list>
                  <text:list-item>
                    <text:p/>
                  </text:list-item>
                  <text:list-item>
                    <text:p>Efficiency</text:p>
                  </text:list-item>
                </text:list>
                <draw:g>
                  <svg:desc>perf.I9:perf.I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T</text:p>
                <draw:g>
                  <svg:desc>perf.G11:perf.G17</svg:desc>
                </draw:g>
              </table:table-cell>
              <table:table-cell office:value-type="float" office:value="1">
                <text:p>1</text:p>
                <draw:g>
                  <svg:desc>perf.H11:perf.H17</svg:desc>
                </draw:g>
              </table:table-cell>
              <table:table-cell office:value-type="float" office:value="1">
                <text:p>1</text:p>
                <draw:g>
                  <svg:desc>perf.I11:perf.I17</svg:desc>
                </draw:g>
              </table:table-cell>
            </table:table-row>
            <table:table-row>
              <table:table-cell office:value-type="string">
                <text:p>0.5C (4)</text:p>
              </table:table-cell>
              <table:table-cell office:value-type="float" office:value="1.144225352">
                <text:p>1.144225352</text:p>
              </table:table-cell>
              <table:table-cell office:value-type="float" office:value="0.286056338">
                <text:p>0.286056338</text:p>
              </table:table-cell>
            </table:table-row>
            <table:table-row>
              <table:table-cell office:value-type="string">
                <text:p>1C (8)</text:p>
              </table:table-cell>
              <table:table-cell office:value-type="float" office:value="1.210369487">
                <text:p>1.210369487</text:p>
              </table:table-cell>
              <table:table-cell office:value-type="float" office:value="0.1512961859">
                <text:p>0.1512961859</text:p>
              </table:table-cell>
            </table:table-row>
            <table:table-row>
              <table:table-cell office:value-type="string">
                <text:p>2C (16)</text:p>
              </table:table-cell>
              <table:table-cell office:value-type="float" office:value="1.300256082">
                <text:p>1.300256082</text:p>
              </table:table-cell>
              <table:table-cell office:value-type="float" office:value="0.08126600512">
                <text:p>0.08126600512</text:p>
              </table:table-cell>
            </table:table-row>
            <table:table-row>
              <table:table-cell office:value-type="string">
                <text:p>4C (32)</text:p>
              </table:table-cell>
              <table:table-cell office:value-type="float" office:value="1.236153378">
                <text:p>1.236153378</text:p>
              </table:table-cell>
              <table:table-cell office:value-type="float" office:value="0.03862979306">
                <text:p>0.03862979306</text:p>
              </table:table-cell>
            </table:table-row>
            <table:table-row>
              <table:table-cell office:value-type="string">
                <text:p>1TPU (382)</text:p>
              </table:table-cell>
              <table:table-cell office:value-type="float" office:value="1.362173038">
                <text:p>1.362173038</text:p>
              </table:table-cell>
              <table:table-cell office:value-type="float" office:value="0.003565898006">
                <text:p>0.003565898006</text:p>
              </table:table-cell>
            </table:table-row>
            <table:table-row>
              <table:table-cell office:value-type="string">
                <text:p>DIST (24)</text:p>
              </table:table-cell>
              <table:table-cell office:value-type="float" office:value="5.534059946">
                <text:p>5.534059946</text:p>
              </table:table-cell>
              <table:table-cell office:value-type="float" office:value="0.05675720993">
                <text:p>0.05675720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